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573cm" svg:y1="11.015cm" svg:x2="5.573cm" svg:y2="11.662cm">
          <text:p/>
        </draw:line>
        <draw:custom-shape draw:style-name="gr2" draw:text-style-name="P2" draw:layer="layout" svg:width="0.216cm" svg:height="0.217cm" svg:x="5.46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8.7cm" svg:y="1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5.465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7.622cm" svg:y="10.044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3cm" svg:y1="10.367cm" svg:x2="5.573cm" svg:y2="11.014cm">
          <text:p/>
        </draw:line>
        <draw:custom-shape draw:style-name="gr2" draw:text-style-name="P2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3cm" svg:y1="9.72cm" svg:x2="5.573cm" svg:y2="10.367cm">
          <text:p/>
        </draw:line>
        <draw:line draw:style-name="gr1" draw:text-style-name="P1" draw:layer="layout" svg:x1="5.573cm" svg:y1="9.72cm" svg:x2="6.652cm" svg:y2="9.935cm">
          <text:p/>
        </draw:line>
        <draw:custom-shape draw:style-name="gr2" draw:text-style-name="P2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651cm" svg:y1="9.936cm" svg:x2="7.73cm" svg:y2="10.151cm">
          <text:p/>
        </draw:line>
        <draw:line draw:style-name="gr1" draw:text-style-name="P1" draw:layer="layout" svg:x1="7.729cm" svg:y1="10.152cm" svg:x2="8.808cm" svg:y2="10.367cm">
          <text:p/>
        </draw:line>
        <draw:line draw:style-name="gr4" draw:text-style-name="P4" draw:layer="layout" svg:x1="5.573cm" svg:y1="11.661cm" svg:x2="8.809cm" svg:y2="10.367cm">
          <text:p text:style-name="P2"><text:s text:c="4"/></text:p>
        </draw:line>
        <draw:custom-shape draw:style-name="gr2" draw:text-style-name="P2" draw:layer="layout" svg:width="0.216cm" svg:height="0.215cm" svg:x="6.543cm" svg:y="1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7.622cm" svg:y="1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543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11.662cm" svg:x2="6.867cm" svg:y2="12.094cm">
          <text:p text:style-name="P2"><text:s text:c="2"/><text:s text:c="2"/></text:p>
        </draw:line>
        <draw:custom-shape draw:style-name="gr2" draw:text-style-name="P2" draw:layer="layout" svg:width="0.216cm" svg:height="0.215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867cm" svg:y1="12.093cm" svg:x2="8.161cm" svg:y2="12.525cm">
          <text:p text:style-name="P2"><text:s text:c="2"/><text:s text:c="2"/></text:p>
        </draw:line>
        <draw:custom-shape draw:style-name="gr2" draw:text-style-name="P2" draw:layer="layout" svg:width="0.217cm" svg:height="0.215cm" svg:x="8.053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8.161cm" svg:y1="12.524cm" svg:x2="9.455cm" svg:y2="12.956cm">
          <text:p text:style-name="P2"><text:s text:c="2"/><text:s text:c="2"/></text:p>
        </draw:line>
        <draw:custom-shape draw:style-name="gr2" draw:text-style-name="P2" draw:layer="layout" svg:width="0.216cm" svg:height="0.215cm" svg:x="9.334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5cm" svg:x2="8.808cm" svg:y2="10.367cm">
          <text:p text:style-name="P2"><text:s text:c="2"/><text:s text:c="2"/><text:s text:c="2"/><text:s text:c="2"/><text:s text:c="2"/><text:s text:c="2"/></text:p>
        </draw:line>
        <draw:custom-shape draw:style-name="gr2" draw:text-style-name="P2" draw:layer="layout" svg:width="0.216cm" svg:height="0.216cm" svg:x="9.118cm" svg:y="1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8.902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7.844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8cm" svg:y1="9.449cm" svg:x2="8.808cm" svg:y2="10.368cm">
          <text:p/>
        </draw:line>
        <draw:custom-shape draw:style-name="gr3" draw:text-style-name="P3" draw:layer="layout" svg:width="0.216cm" svg:height="0.216cm" svg:x="8.7cm" svg:y="9.368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8.7cm" svg:y="9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8.559cm" svg:x2="8.809cm" svg:y2="9.478cm">
          <text:p/>
        </draw:line>
        <draw:custom-shape draw:style-name="gr3" draw:text-style-name="P3" draw:layer="layout" svg:width="0.217cm" svg:height="0.216cm" svg:x="8.7cm" svg:y="8.478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8.7cm" svg:y="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667cm" svg:x2="8.809cm" svg:y2="8.586cm">
          <text:p/>
        </draw:line>
        <draw:custom-shape draw:style-name="gr3" draw:text-style-name="P3" draw:layer="layout" svg:width="0.217cm" svg:height="0.216cm" svg:x="8.7cm" svg:y="7.586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3cm" svg:y1="9.721cm" svg:x2="8.809cm" svg:y2="7.723cm">
          <text:p/>
        </draw:line>
        <draw:custom-shape draw:style-name="gr2" draw:text-style-name="P2" draw:layer="layout" svg:width="0.215cm" svg:height="0.215cm" svg:x="6.573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7.651cm" svg:y="8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7.651cm" svg:y="9.125cm">
          <text:p text:style-name="P3"><text:s text:c="5"/><text:s text:c="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6.543cm" svg:y="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svg:x="7.623cm" svg:y="10.044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8.7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5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759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8.054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8.701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8.701cm" svg:y="8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8.701cm" svg:y="7.587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2cm" svg:y1="9.72cm" svg:x2="5.494cm" svg:y2="9.017cm">
          <text:p/>
        </draw:line>
        <draw:custom-shape draw:style-name="gr2" draw:text-style-name="P2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5.386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93cm" svg:y1="9.018cm" svg:x2="5.415cm" svg:y2="8.315cm">
          <text:p/>
        </draw:line>
        <draw:custom-shape draw:style-name="gr2" draw:text-style-name="P2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5.307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13cm" svg:y1="8.314cm" svg:x2="5.335cm" svg:y2="7.611cm">
          <text:p/>
        </draw:line>
        <draw:custom-shape draw:style-name="gr2" draw:text-style-name="P2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723cm" svg:x2="5.336cm" svg:y2="7.611cm">
          <text:p/>
        </draw:line>
        <draw:custom-shape draw:style-name="gr3" draw:text-style-name="P3" draw:layer="layout" svg:width="0.215cm" svg:height="0.215cm" svg:x="6.422cm" svg:y="7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16cm" svg:height="0.216cm" svg:x="7.569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6.494cm" svg:y="8.22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8cm" svg:y1="12.902cm" svg:x2="4.983cm" svg:y2="13.519cm">
          <text:p/>
        </draw:line>
        <draw:custom-shape draw:style-name="gr2" draw:text-style-name="P2" draw:layer="layout" svg:width="0.215cm" svg:height="0.217cm" draw:transform="skewX (0.00925024503556988) rotate (-0.308923277602996) translate (5.11cm 12.7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0.308923277602996) translate (5.504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0.308923277602996) translate (5.306cm 12.1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76cm" svg:y1="12.286cm" svg:x2="5.179cm" svg:y2="12.903cm">
          <text:p/>
        </draw:line>
        <draw:line draw:style-name="gr1" draw:text-style-name="P1" draw:layer="layout" svg:x1="5.573cm" svg:y1="11.669cm" svg:x2="5.376cm" svg:y2="12.286cm">
          <text:p/>
        </draw:line>
        <draw:custom-shape draw:style-name="gr2" draw:text-style-name="P2" draw:layer="layout" svg:width="0.215cm" svg:height="0.216cm" draw:transform="rotate (-0.308923277602996) translate (5.505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skewX (0.00925024503556988) rotate (-0.308923277602996) translate (5.11cm 12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5) rotate (-0.308923277602996) translate (5.307cm 12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4cm" svg:height="0.216cm" draw:transform="skewX (0.00471238898038473) rotate (-0.308923277602996) translate (4.901cm 13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55cm" svg:y1="12.956cm" svg:x2="4.983cm" svg:y2="13.519cm">
          <text:p/>
        </draw:line>
        <draw:custom-shape draw:style-name="gr2" draw:text-style-name="P2" draw:layer="layout" svg:width="0.216cm" svg:height="0.216cm" svg:x="6.314cm" svg:y="13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7.844cm" svg:y="13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6.528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915cm" svg:y1="9.664cm" svg:x2="8.808cm" svg:y2="10.367cm">
          <text:p/>
        </draw:line>
        <draw:custom-shape draw:style-name="gr3" draw:text-style-name="P3" draw:layer="layout" svg:width="0.216cm" svg:height="0.215cm" svg:x="9.808cm" svg:y="9.55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94cm" svg:y1="8.961cm" svg:x2="9.887cm" svg:y2="9.664cm">
          <text:p/>
        </draw:line>
        <draw:custom-shape draw:style-name="gr3" draw:text-style-name="P3" draw:layer="layout" svg:width="0.216cm" svg:height="0.216cm" svg:x="10.886cm" svg:y="8.86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101cm" svg:y1="8.263cm" svg:x2="10.994cm" svg:y2="8.966cm">
          <text:p/>
        </draw:line>
        <draw:custom-shape draw:style-name="gr3" draw:text-style-name="P3" draw:layer="layout" svg:width="0.217cm" svg:height="0.215cm" svg:x="11.962cm" svg:y="8.16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2cm" svg:y1="8.263cm" svg:x2="8.815cm" svg:y2="7.719cm">
          <text:p/>
        </draw:line>
        <draw:line draw:style-name="gr1" draw:text-style-name="P1" draw:layer="layout" svg:x1="8.808cm" svg:y1="10.367cm" svg:x2="10.239cm" svg:y2="10.634cm">
          <text:p/>
        </draw:line>
        <draw:custom-shape draw:style-name="gr3" draw:text-style-name="P3" draw:layer="layout" svg:width="0.216cm" svg:height="0.216cm" svg:x="9.808cm" svg:y="7.80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svg:x="10.914cm" svg:y="7.979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7cm" svg:x="9.819cm" svg:y="8.65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0.131cm" svg:y="10.52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131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132cm" svg:y="10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39cm" svg:y1="10.635cm" svg:x2="11.67cm" svg:y2="10.902cm">
          <text:p/>
        </draw:line>
        <draw:custom-shape draw:style-name="gr3" draw:text-style-name="P3" draw:layer="layout" svg:width="0.216cm" svg:height="0.215cm" svg:x="11.562cm" svg:y="10.79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56cm" svg:y="1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1.56cm" svg:y="1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68cm" svg:y1="10.916cm" svg:x2="13.099cm" svg:y2="11.183cm">
          <text:p/>
        </draw:line>
        <draw:custom-shape draw:style-name="gr3" draw:text-style-name="P3" draw:layer="layout" svg:width="0.216cm" svg:height="0.216cm" svg:x="12.991cm" svg:y="11.07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cm" svg:y1="8.272cm" svg:x2="13.098cm" svg:y2="11.184cm">
          <text:p/>
        </draw:line>
        <draw:custom-shape draw:style-name="gr3" draw:text-style-name="P3" draw:layer="layout" svg:width="0.216cm" svg:height="0.215cm" svg:x="12.309cm" svg:y="9.17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2.652cm" svg:y="10.10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7cm" svg:x="11.256cm" svg:y="9.841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455cm" svg:y1="12.955cm" svg:x2="13.101cm" svg:y2="11.174cm">
          <text:p text:style-name="P2"><text:s text:c="12"/></text:p>
        </draw:line>
        <draw:custom-shape draw:style-name="gr2" draw:text-style-name="P2" draw:layer="layout" svg:width="0.215cm" svg:height="0.215cm" svg:x="10.347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0.562cm" svg:y="1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1.746cm" svg:y="1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8.4cm" svg:x2="19.623cm" svg:y2="7.753cm">
          <text:p/>
        </draw:line>
        <draw:custom-shape draw:style-name="gr2" draw:text-style-name="P2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6.494cm 9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732cm 9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draw:transform="rotate (-3.14159265358979) translate (17.574cm 9.37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73cm 9.1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9.047cm" svg:x2="19.623cm" svg:y2="8.4cm">
          <text:p/>
        </draw:line>
        <draw:custom-shape draw:style-name="gr2" draw:text-style-name="P2" draw:layer="layout" svg:width="0.217cm" svg:height="0.215cm" draw:transform="rotate (-3.14159265358979) translate (19.732cm 7.8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9.694cm" svg:x2="19.623cm" svg:y2="9.047cm">
          <text:p/>
        </draw:line>
        <draw:line draw:style-name="gr1" draw:text-style-name="P1" draw:layer="layout" svg:x1="19.624cm" svg:y1="9.693cm" svg:x2="18.545cm" svg:y2="9.478cm">
          <text:p/>
        </draw:line>
        <draw:custom-shape draw:style-name="gr2" draw:text-style-name="P2" draw:layer="layout" svg:width="0.216cm" svg:height="0.215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45cm" svg:y1="9.478cm" svg:x2="17.466cm" svg:y2="9.263cm">
          <text:p/>
        </draw:line>
        <draw:line draw:style-name="gr1" draw:text-style-name="P1" draw:layer="layout" svg:x1="17.466cm" svg:y1="9.262cm" svg:x2="16.387cm" svg:y2="9.047cm">
          <text:p/>
        </draw:line>
        <draw:line draw:style-name="gr4" draw:text-style-name="P4" draw:layer="layout" svg:x1="19.623cm" svg:y1="7.753cm" svg:x2="16.387cm" svg:y2="9.047cm">
          <text:p text:style-name="P2"><text:s text:c="4"/></text:p>
        </draw:line>
        <draw:custom-shape draw:style-name="gr2" draw:text-style-name="P2" draw:layer="layout" svg:width="0.215cm" svg:height="0.215cm" draw:transform="rotate (-3.14159265358979) translate (18.652cm 8.2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7.574cm 8.7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8.65cm 8.9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623cm" svg:y1="7.753cm" svg:x2="18.329cm" svg:y2="7.321cm">
          <text:p text:style-name="P2"><text:s text:c="4"/></text:p>
        </draw:line>
        <draw:custom-shape draw:style-name="gr2" draw:text-style-name="P2" draw:layer="layout" svg:width="0.216cm" svg:height="0.215cm" draw:transform="rotate (-3.14159265358979) translate (18.437cm 7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329cm" svg:y1="7.323cm" svg:x2="17.035cm" svg:y2="6.891cm">
          <text:p text:style-name="P2"><text:s text:c="4"/></text:p>
        </draw:line>
        <draw:custom-shape draw:style-name="gr2" draw:text-style-name="P2" draw:layer="layout" svg:width="0.217cm" svg:height="0.216cm" draw:transform="rotate (-3.14159265358979) translate (17.14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034cm" svg:y1="6.891cm" svg:x2="15.74cm" svg:y2="6.459cm">
          <text:p text:style-name="P2"><text:s text:c="4"/></text:p>
        </draw:line>
        <draw:custom-shape draw:style-name="gr2" draw:text-style-name="P2" draw:layer="layout" svg:width="0.216cm" svg:height="0.216cm" draw:transform="rotate (-3.14159265358979) translate (15.861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74cm" svg:y1="6.459cm" svg:x2="16.387cm" svg:y2="9.047cm">
          <text:p text:style-name="P2"><text:s text:c="12"/></text:p>
        </draw:line>
        <draw:custom-shape draw:style-name="gr2" draw:text-style-name="P2" draw:layer="layout" svg:width="0.216cm" svg:height="0.216cm" draw:transform="rotate (-3.14159265358979) translate (16.078cm 7.4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draw:transform="rotate (-3.14159265358979) translate (16.296cm 8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7.354cm 7.8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9.966cm" svg:x2="16.387cm" svg:y2="9.047cm">
          <text:p/>
        </draw:line>
        <draw:custom-shape draw:style-name="gr3" draw:text-style-name="P3" draw:layer="layout" svg:width="0.215cm" svg:height="0.216cm" draw:transform="rotate (-3.14159265358979) translate (16.495cm 10.049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6.495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10.856cm" svg:x2="16.387cm" svg:y2="9.937cm">
          <text:p/>
        </draw:line>
        <draw:custom-shape draw:style-name="gr3" draw:text-style-name="P3" draw:layer="layout" svg:width="0.216cm" svg:height="0.216cm" draw:transform="rotate (-3.14159265358979) translate (16.497cm 10.934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11.748cm" svg:x2="16.387cm" svg:y2="10.829cm">
          <text:p/>
        </draw:line>
        <draw:custom-shape draw:style-name="gr3" draw:text-style-name="P3" draw:layer="layout" svg:width="0.216cm" svg:height="0.216cm" draw:transform="rotate (-3.14159265358979) translate (16.494cm 11.829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9.695cm" svg:x2="16.387cm" svg:y2="11.693cm">
          <text:p/>
        </draw:line>
        <draw:custom-shape draw:style-name="gr2" draw:text-style-name="P2" draw:layer="layout" svg:width="0.215cm" svg:height="0.216cm" draw:transform="rotate (-3.14159265358979) translate (18.625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544cm 11.1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7.544cm 10.29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8.65cm 9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7.572cm 9.37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7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7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73cm 7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8.435cm 7.4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7.144cm 6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494cm 10.0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497cm 10.9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6.494cm 11.827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4cm" svg:y1="9.695cm" svg:x2="19.702cm" svg:y2="10.398cm">
          <text:p/>
        </draw:line>
        <draw:custom-shape draw:style-name="gr2" draw:text-style-name="P2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808cm 10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703cm" svg:y1="10.397cm" svg:x2="19.781cm" svg:y2="11.1cm">
          <text:p/>
        </draw:line>
        <draw:custom-shape draw:style-name="gr2" draw:text-style-name="P2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9.89cm 11.2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782cm" svg:y1="11.101cm" svg:x2="19.86cm" svg:y2="11.804cm">
          <text:p/>
        </draw:lin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87cm" svg:y1="11.691cm" svg:x2="19.86cm" svg:y2="11.803cm">
          <text:p/>
        </draw:line>
        <draw:custom-shape draw:style-name="gr3" draw:text-style-name="P3" draw:layer="layout" svg:width="0.216cm" svg:height="0.216cm" draw:transform="rotate (-3.14159265358979) translate (18.772cm 11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7.627cm 11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8.703cm 11.19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016cm" svg:y1="6.513cm" svg:x2="20.213cm" svg:y2="5.896cm">
          <text:p/>
        </draw:line>
        <draw:custom-shape draw:style-name="gr2" draw:text-style-name="P2" draw:layer="layout" svg:width="0.214cm" svg:height="0.216cm" draw:transform="skewX (0.00471238898038473) rotate (2.8326693759868) translate (20.084cm 6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2.8326693759868) translate (19.694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2.8326693759868) translate (19.891cm 7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82cm" svg:y1="7.129cm" svg:x2="20.017cm" svg:y2="6.512cm">
          <text:p/>
        </draw:line>
        <draw:custom-shape draw:style-name="gr2" draw:text-style-name="P2" draw:layer="layout" svg:width="0.216cm" svg:height="0.215cm" draw:transform="rotate (2.8326693759868) translate (20.282cm 6.0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23cm" svg:y1="7.746cm" svg:x2="19.82cm" svg:y2="7.129cm">
          <text:p/>
        </draw:line>
        <draw:custom-shape draw:style-name="gr2" draw:text-style-name="P2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9) rotate (2.8326693759868) translate (20.087cm 6.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19.89cm 7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4cm" svg:y1="6.459cm" svg:x2="20.212cm" svg:y2="5.896cm">
          <text:p/>
        </draw:line>
        <draw:custom-shape draw:style-name="gr2" draw:text-style-name="P2" draw:layer="layout" svg:width="0.215cm" svg:height="0.216cm" draw:transform="rotate (-3.14159265358979) translate (18.88cm 6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357cm 6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8.67cm 6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8cm" svg:y1="9.75cm" svg:x2="16.387cm" svg:y2="9.047cm">
          <text:p/>
        </draw:line>
        <draw:custom-shape draw:style-name="gr3" draw:text-style-name="P3" draw:layer="layout" svg:width="0.216cm" svg:height="0.216cm" draw:transform="rotate (-3.14159265358979) translate (15.387cm 9.85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02cm" svg:y1="10.453cm" svg:x2="15.309cm" svg:y2="9.75cm">
          <text:p/>
        </draw:line>
        <draw:custom-shape draw:style-name="gr3" draw:text-style-name="P3" draw:layer="layout" svg:width="0.215cm" svg:height="0.215cm" draw:transform="rotate (-3.14159265358979) translate (14.309cm 10.54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94cm" svg:y1="11.152cm" svg:x2="14.201cm" svg:y2="10.449cm">
          <text:p/>
        </draw:line>
        <draw:line draw:style-name="gr1" draw:text-style-name="P1" draw:layer="layout" svg:x1="13.124cm" svg:y1="11.152cm" svg:x2="16.381cm" svg:y2="11.696cm">
          <text:p/>
        </draw:line>
        <draw:line draw:style-name="gr1" draw:text-style-name="P1" draw:layer="layout" svg:x1="16.388cm" svg:y1="9.047cm" svg:x2="14.957cm" svg:y2="8.78cm">
          <text:p/>
        </draw:line>
        <draw:custom-shape draw:style-name="gr3" draw:text-style-name="P3" draw:layer="layout" svg:width="0.217cm" svg:height="0.217cm" draw:transform="rotate (-3.14159265358979) translate (15.389cm 11.60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4.283cm 11.4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5.374cm 10.75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5.063cm 8.88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063cm 8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957cm" svg:y1="8.779cm" svg:x2="13.526cm" svg:y2="8.512cm">
          <text:p/>
        </draw:line>
        <draw:custom-shape draw:style-name="gr3" draw:text-style-name="P3" draw:layer="layout" svg:width="0.216cm" svg:height="0.216cm" draw:transform="rotate (-3.14159265358979) translate (13.635cm 8.62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3.634cm 8.6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527cm" svg:y1="8.507cm" svg:x2="12.096cm" svg:y2="8.24cm">
          <text:p/>
        </draw:line>
        <draw:custom-shape draw:style-name="gr3" draw:text-style-name="P3" draw:layer="layout" svg:width="0.216cm" svg:height="0.216cm" draw:transform="rotate (-3.14159265358979) translate (13.942cm 9.57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74cm" svg:y1="6.459cm" svg:x2="12.07cm" svg:y2="8.272cm">
          <text:p text:style-name="P2"><text:s text:c="12"/></text:p>
        </draw:line>
        <draw:custom-shape draw:style-name="gr2" draw:text-style-name="P2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4.631cm 7.1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3.447cm 7.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55cm" svg:y1="12.956cm" svg:x2="10.886cm" svg:y2="13.223cm">
          <text:p/>
        </draw:line>
        <draw:custom-shape draw:style-name="gr2" draw:text-style-name="P2" draw:layer="layout" svg:width="0.216cm" svg:height="0.215cm" svg:x="10.77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77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92cm" svg:y1="13.263cm" svg:x2="12.323cm" svg:y2="13.53cm">
          <text:p/>
        </draw:line>
        <draw:custom-shape draw:style-name="gr2" draw:text-style-name="P2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2.206cm" svg:y="1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2.206cm" svg:y="1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328cm" svg:y1="13.561cm" svg:x2="13.759cm" svg:y2="13.828cm">
          <text:p/>
        </draw:line>
        <draw:line draw:style-name="gr1" draw:text-style-name="P1" draw:layer="layout" svg:x1="13.125cm" svg:y1="11.153cm" svg:x2="13.759cm" svg:y2="13.829cm">
          <text:p/>
        </draw:line>
        <draw:custom-shape draw:style-name="gr3" draw:text-style-name="P3" draw:layer="layout" svg:width="0.216cm" svg:height="0.216cm" svg:x="11.989cm" svg:y="12.56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759cm" svg:y1="13.828cm" svg:x2="16.381cm" svg:y2="11.747cm">
          <text:p text:style-name="P2"><text:s text:c="12"/></text:p>
        </draw:line>
        <draw:custom-shape draw:style-name="gr3" draw:text-style-name="P3" draw:layer="layout" svg:width="0.216cm" svg:height="0.217cm" draw:transform="rotate (-3.14159265358979) translate (13.424cm 12.129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svg:x="13.447cm" svg:y="12.84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5.599cm 12.54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4.728cm 13.24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4.513cm 12.37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9.812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9.888cm 11.2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6.494cm 11.805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5.385cm 9.83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4.308cm 10.5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6.495cm 9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064cm 8.8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3.631cm 8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886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9.81cm" svg:y="9.55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8.701cm" svg:y="7.587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svg:x="5.228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307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387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466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4cm" svg:height="0.217cm" svg:x="6.329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7.857cm" svg:y="1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2.991cm" svg:y="11.07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1.561cm" svg:y="10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132cm" svg:y="10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5cm" svg:x="8.7cm" svg:y="10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0.771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2.207cm" svg:y="1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9.335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28cm" svg:y1="6.796cm" svg:x2="5.335cm" svg:y2="7.61cm">
          <text:p/>
        </draw:line>
        <draw:custom-shape draw:style-name="gr3" draw:text-style-name="P3" draw:layer="layout" svg:width="0.216cm" svg:height="0.215cm" svg:x="5.536cm" svg:y="6.66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937cm" svg:y1="5.957cm" svg:x2="5.644cm" svg:y2="6.771cm">
          <text:p/>
        </draw:line>
        <draw:custom-shape draw:style-name="gr2" draw:text-style-name="P2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204cm" svg:y1="5.177cm" svg:x2="5.911cm" svg:y2="5.991cm">
          <text:p/>
        </draw:line>
        <draw:custom-shape draw:style-name="gr2" draw:text-style-name="P2" draw:layer="layout" svg:width="0.216cm" svg:height="0.216cm" svg:x="5.536cm" svg:y="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109cm" svg:y="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723cm" svg:x2="6.204cm" svg:y2="5.177cm">
          <text:p/>
        </draw:line>
        <draw:line draw:style-name="gr1" draw:text-style-name="P1" draw:layer="layout" svg:x1="12.07cm" svg:y1="7.498cm" svg:x2="12.07cm" svg:y2="8.24cm">
          <text:p/>
        </draw:line>
        <draw:custom-shape draw:style-name="gr2" draw:text-style-name="P2" draw:layer="layout" svg:width="0.216cm" svg:height="0.216cm" svg:x="5.80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7cm" svg:height="0.216cm" svg:x="6.98cm" svg:y="5.9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7.893cm" svg:y="6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674cm" svg:y="6.7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11.963cm" svg:y="8.16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cm" svg:y1="6.757cm" svg:x2="12.07cm" svg:y2="7.499cm">
          <text:p/>
        </draw:line>
        <draw:line draw:style-name="gr1" draw:text-style-name="P1" draw:layer="layout" svg:x1="12.073cm" svg:y1="6.015cm" svg:x2="12.073cm" svg:y2="6.757cm">
          <text:p/>
        </draw:line>
        <draw:line draw:style-name="gr1" draw:text-style-name="P1" draw:layer="layout" svg:x1="12.077cm" svg:y1="5.274cm" svg:x2="12.077cm" svg:y2="6.015cm">
          <text:p/>
        </draw:line>
        <draw:custom-shape draw:style-name="gr3" draw:text-style-name="P3" draw:layer="layout" svg:width="0.216cm" svg:height="0.216cm" svg:x="11.966cm" svg:y="7.22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11.973cm" svg:y="6.224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809cm" svg:y1="7.725cm" svg:x2="12.077cm" svg:y2="5.274cm">
          <text:p/>
        </draw:line>
        <draw:custom-shape draw:style-name="gr3" draw:text-style-name="P3" draw:layer="layout" svg:width="0.214cm" svg:height="0.216cm" svg:x="10.92cm" svg:y="5.999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7cm" svg:x="9.81cm" svg:y="6.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8.7cm" svg:y="7.586cm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3.588cm" svg:x2="9.423cm" svg:y2="12.941cm">
          <text:p/>
        </draw:line>
        <draw:custom-shape draw:style-name="gr2" draw:text-style-name="P2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draw:transform="rotate (-3.14159265358979) translate (9.532cm 14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9.53cm 14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4.235cm" svg:x2="9.423cm" svg:y2="13.588cm">
          <text:p/>
        </draw:line>
        <draw:custom-shape draw:style-name="gr2" draw:text-style-name="P2" draw:layer="layout" svg:width="0.217cm" svg:height="0.215cm" draw:transform="rotate (-3.14159265358979) translate (9.532cm 13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4.882cm" svg:x2="9.423cm" svg:y2="14.235cm">
          <text:p/>
        </draw:line>
        <draw:custom-shape draw:style-name="gr2" draw:text-style-name="P2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9.531cm 13.6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2cm 14.3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1cm 13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skewX (0.00471238898038474) rotate (2.8326693759868) translate (9.494cm 13.0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draw:transform="skewX (0.00925024503556992) rotate (2.8326693759868) translate (9.492cm 13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4cm" svg:y1="14.883cm" svg:x2="4.984cm" svg:y2="13.52cm">
          <text:p/>
        </draw:line>
        <draw:custom-shape draw:style-name="gr3" draw:text-style-name="P3" draw:layer="layout" svg:width="0.215cm" svg:height="0.216cm" svg:x="6.257cm" svg:y="13.83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7.852cm" svg:y="14.293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svg:x="7.893cm" svg:y="13.65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423cm" svg:y1="14.882cm" svg:x2="13.758cm" svg:y2="13.828cm">
          <text:p/>
        </draw:line>
        <draw:custom-shape draw:style-name="gr2" draw:text-style-name="P2" draw:layer="layout" svg:width="0.215cm" svg:height="0.216cm" svg:x="10.772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7cm" svg:x="10.749cm" svg:y="14.424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2.207cm" svg:y="14.077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svg:x="10.745cm" svg:y="13.7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3.642cm" svg:y="13.72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skewX (0.00471238898038465) rotate (-0.308923277602996) translate (5.307cm 12.15cm)">
          <text:p text:style-name="P3"><text:s text:c="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801cm" svg:y1="12.963cm" svg:x2="4.983cm" svg:y2="13.52cm">
          <text:p text:style-name="P2"><text:s text:c="11"/></text:p>
        </draw:line>
        <draw:custom-shape draw:style-name="gr2" draw:text-style-name="P2" draw:layer="layout" svg:width="0.215cm" svg:height="0.215cm" draw:transform="skewX (0.00471238898038465) rotate (-0.308923277602996) translate (3.777cm 12.8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679cm" svg:y1="12.406cm" svg:x2="3.861cm" svg:y2="12.963cm">
          <text:p text:style-name="P2"><text:s text:c="11"/></text:p>
        </draw:line>
        <draw:custom-shape draw:style-name="gr2" draw:text-style-name="P2" draw:layer="layout" svg:width="0.215cm" svg:height="0.215cm" svg:x="2.586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497cm" svg:y1="11.891cm" svg:x2="2.679cm" svg:y2="12.448cm">
          <text:p text:style-name="P2"><text:s text:c="11"/></text:p>
        </draw:line>
        <draw:custom-shape draw:style-name="gr2" draw:text-style-name="P2" draw:layer="layout" svg:width="0.216cm" svg:height="0.215cm" svg:x="1.404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497cm" svg:y1="11.891cm" svg:x2="5.573cm" svg:y2="11.669cm">
          <text:p text:style-name="P2"><text:s text:c="11"/></text:p>
        </draw:line>
        <draw:custom-shape draw:style-name="gr2" draw:text-style-name="P2" draw:layer="layout" svg:width="0.216cm" svg:height="0.216cm" draw:transform="skewX (-0.00471238898038474) rotate (-0.308923277602996) translate (3.791cm 12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2.586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405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0.308923277602996) translate (5.506cm 11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2.776cm" svg:y="1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2.776cm" svg:y="11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4.207cm" svg:y="11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4.004cm" svg:y="1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497cm" svg:y1="11.891cm" svg:x2="5.573cm" svg:y2="9.72cm">
          <text:p text:style-name="P2"><text:s text:c="11"/></text:p>
        </draw:line>
        <draw:custom-shape draw:style-name="gr2" draw:text-style-name="P2" draw:layer="layout" svg:width="0.215cm" svg:height="0.216cm" svg:x="1.406cm" svg:y="1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5.467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2.754cm" svg:y="11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4.191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7cm" svg:x="4.231cm" svg:y="1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37cm" svg:y1="12.963cm" svg:x2="1.497cm" svg:y2="11.884cm">
          <text:p text:style-name="P2"><text:s text:c="11"/></text:p>
        </draw:line>
        <draw:custom-shape draw:style-name="gr2" draw:text-style-name="P2" draw:layer="layout" svg:width="0.215cm" svg:height="0.216cm" svg:x="1.407cm" svg:y="1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.281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1.279cm" svg:y="1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1.28cm" svg:y="12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281cm" svg:y="12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245cm" svg:y1="13.935cm" svg:x2="1.372cm" svg:y2="12.856cm">
          <text:p text:style-name="P2"><text:s text:c="11"/></text:p>
        </draw:line>
        <draw:custom-shape draw:style-name="gr2" draw:text-style-name="P2" draw:layer="layout" svg:width="0.216cm" svg:height="0.215cm" svg:x="1.281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56cm" svg:y="1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1.178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76cm" svg:y="1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77cm" svg:y="1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42cm" svg:y1="14.895cm" svg:x2="1.269cm" svg:y2="13.816cm">
          <text:p text:style-name="P2"><text:s text:c="11"/></text:p>
        </draw:line>
        <draw:custom-shape draw:style-name="gr2" draw:text-style-name="P2" draw:layer="layout" svg:width="0.216cm" svg:height="0.216cm" svg:x="1.178cm" svg:y="13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.053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224cm" svg:y1="14.787cm" svg:x2="4.984cm" svg:y2="13.52cm">
          <text:p text:style-name="P2"><text:s text:c="11"/></text:p>
        </draw:line>
        <draw:custom-shape draw:style-name="gr2" draw:text-style-name="P2" draw:layer="layout" svg:width="0.216cm" svg:height="0.216cm" draw:transform="rotate (-0.308923277602996) translate (4.914cm 13.3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9.531cm 14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skewX (0.00471238898038466) rotate (-0.308923277602996) translate (3.607cm 13.8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svg:x="2.29cm" svg:y="14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2.38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573cm" svg:y1="9.72cm" svg:x2="0.858cm" svg:y2="9.25cm">
          <text:p text:style-name="P2"><text:s text:c="4"/></text:p>
        </draw:line>
        <draw:custom-shape draw:style-name="gr2" draw:text-style-name="P2" draw:layer="layout" svg:width="0.216cm" svg:height="0.215cm" draw:transform="rotate (-3.14159265358979) translate (0.978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858cm" svg:y1="9.25cm" svg:x2="1.505cm" svg:y2="11.838cm">
          <text:p text:style-name="P2"><text:s text:c="12"/></text:p>
        </draw:line>
        <draw:custom-shape draw:style-name="gr2" draw:text-style-name="P2" draw:layer="layout" svg:width="0.215cm" svg:height="0.216cm" draw:transform="rotate (-3.14159265358979) translate (1.195cm 10.2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1.413cm 11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611cm 12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2.679cm 10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2.383cm" svg:y="9.303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3.881cm" svg:y="9.4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336cm" svg:y1="7.611cm" svg:x2="0.858cm" svg:y2="9.251cm">
          <text:p text:style-name="P2"><text:s text:c="4"/></text:p>
        </draw:line>
        <draw:custom-shape draw:style-name="gr2" draw:text-style-name="P2" draw:layer="layout" svg:width="0.215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2.26cm" svg:y="8.61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3.725cm" svg:y="8.103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svg:x="3.788cm" svg:y="8.788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965cm" svg:y1="7.91cm" svg:x2="0.859cm" svg:y2="9.251cm">
          <text:p text:style-name="P2"><text:s text:c="4"/></text:p>
        </draw:line>
        <draw:custom-shape draw:style-name="gr2" draw:text-style-name="P2" draw:layer="layout" svg:width="0.215cm" svg:height="0.214cm" draw:transform="rotate (-3.14159265358979) translate (0.979cm 9.3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075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061cm" svg:y1="6.637cm" svg:x2="0.955cm" svg:y2="7.978cm">
          <text:p text:style-name="P2"><text:s text:c="4"/></text:p>
        </draw:line>
        <draw:custom-shape draw:style-name="gr2" draw:text-style-name="P2" draw:layer="layout" svg:width="0.216cm" svg:height="0.215cm" draw:transform="rotate (-3.14159265358979) translate (1.076cm 8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.181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263cm" svg:x2="1.061cm" svg:y2="6.604cm">
          <text:p text:style-name="P2"><text:s text:c="4"/></text:p>
        </draw:line>
        <draw:custom-shape draw:style-name="gr2" draw:text-style-name="P2" draw:layer="layout" svg:width="0.216cm" svg:height="0.214cm" draw:transform="rotate (-3.14159265358979) translate (1.182cm 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343cm" svg:x2="5.336cm" svg:y2="7.611cm">
          <text:p text:style-name="P2"><text:s text:c="5"/></text:p>
        </draw:line>
        <draw:custom-shape draw:style-name="gr2" draw:text-style-name="P2" draw:layer="layout" svg:width="0.217cm" svg:height="0.216cm" svg:x="3.801cm" svg:y="6.7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2.413cm" svg:y="5.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7cm" svg:x="2.383cm" svg:y="7.2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344cm" svg:x2="6.204cm" svg:y2="5.177cm">
          <text:p text:style-name="P2"><text:s text:c="5"/></text:p>
        </draw:line>
        <draw:custom-shape draw:style-name="gr2" draw:text-style-name="P2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4.409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svg:x="2.776cm" svg:y="5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4.127cm" svg:y="5.9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7cm" svg:y1="5.274cm" svg:x2="6.205cm" svg:y2="5.177cm">
          <text:p/>
        </draw:line>
        <draw:custom-shape draw:style-name="gr2" draw:text-style-name="P2" draw:layer="layout" svg:width="0.216cm" svg:height="0.217cm" svg:x="5.229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svg:x="5.46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1.147cm 7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10.379cm 5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8.273cm 5.3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6cm" svg:x="8.867cm" svg:y="6.06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76cm" svg:y1="13.829cm" svg:x2="15.351cm" svg:y2="14.178cm">
          <text:p text:style-name="P2"><text:s text:c="12"/></text:p>
        </draw:line>
        <draw:custom-shape draw:style-name="gr3" draw:text-style-name="P3" draw:layer="layout" svg:width="0.216cm" svg:height="0.215cm" draw:transform="rotate (-3.14159265358979) translate (15.444cm 14.27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351cm" svg:y1="14.195cm" svg:x2="16.942cm" svg:y2="14.544cm">
          <text:p text:style-name="P2"><text:s text:c="12"/></text:p>
        </draw:line>
        <draw:custom-shape draw:style-name="gr3" draw:text-style-name="P3" draw:layer="layout" svg:width="0.215cm" svg:height="0.216cm" draw:transform="rotate (-3.14159265358979) translate (17.035cm 14.6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943cm" svg:y1="14.544cm" svg:x2="18.534cm" svg:y2="14.893cm">
          <text:p text:style-name="P2"><text:s text:c="12"/></text:p>
        </draw:line>
        <draw:custom-shape draw:style-name="gr3" draw:text-style-name="P3" draw:layer="layout" svg:width="0.216cm" svg:height="0.215cm" draw:transform="rotate (-3.14159265358979) translate (18.75cm 15.00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7.035cm 14.6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5.444cm 14.271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593cm" svg:y1="14.787cm" svg:x2="16.382cm" svg:y2="11.748cm">
          <text:p text:style-name="P2"><text:s text:c="12"/></text:p>
        </draw:lin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7cm" svg:y1="5.274cm" svg:x2="15.74cm" svg:y2="6.459cm">
          <text:p/>
        </draw:line>
        <draw:custom-shape draw:style-name="gr2" draw:text-style-name="P2" draw:layer="layout" svg:width="0.216cm" svg:height="0.215cm" draw:transform="rotate (-3.14159265358979) translate (15.862cm 6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4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6.109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4.663cm 6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3.417cm 5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3.334cm 6.6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4cm" draw:transform="rotate (-3.14159265358979) translate (14.85cm 8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254cm 13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593cm" svg:y1="14.989cm" svg:x2="19.861cm" svg:y2="11.804cm">
          <text:p text:style-name="P2"><text:s text:c="12"/></text:p>
        </draw:line>
        <draw:custom-shape draw:style-name="gr3" draw:text-style-name="P3" draw:layer="layout" svg:width="0.216cm" svg:height="0.216cm" draw:transform="rotate (-3.14159265358979) translate (17.196cm 12.80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7.929cm 13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8.75cm 15.00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18.381cm 12.83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6cm" draw:transform="rotate (-3.14159265358979) translate (19.099cm 14.03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6cm" svg:height="0.215cm" draw:transform="rotate (-3.14159265358979) translate (19.49cm 13.0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4) translate (12.219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4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8cm" svg:y1="5.275cm" svg:x2="13.219cm" svg:y2="4.468cm">
          <text:p/>
        </draw:line>
        <draw:custom-shape draw:style-name="gr2" draw:text-style-name="P2" draw:layer="layout" svg:width="0.215cm" svg:height="0.215cm" draw:transform="rotate (-3.14159265358979) translate (13.334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55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72cm" svg:y="5.1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4) translate (12.227cm 5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2cm" svg:y="5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86cm" svg:y1="5.275cm" svg:x2="13.227cm" svg:y2="4.468cm">
          <text:p/>
        </draw:line>
        <draw:custom-shape draw:style-name="gr2" draw:text-style-name="P2" draw:layer="layout" svg:width="0.215cm" svg:height="0.215cm" draw:transform="rotate (-3.14159265358979) translate (13.342cm 4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1.963cm" svg:y="5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4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4.587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4) translate (13.389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4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48cm" svg:y1="4.478cm" svg:x2="14.389cm" svg:y2="3.671cm">
          <text:p/>
        </draw:line>
        <draw:custom-shape draw:style-name="gr2" draw:text-style-name="P2" draw:layer="layout" svg:width="0.215cm" svg:height="0.215cm" draw:transform="rotate (-3.14159265358979) translate (14.504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25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42cm" svg:y="4.3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4) translate (13.397cm 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2cm" svg:y="4.3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56cm" svg:y1="4.478cm" svg:x2="14.397cm" svg:y2="3.671cm">
          <text:p/>
        </draw:line>
        <draw:custom-shape draw:style-name="gr2" draw:text-style-name="P2" draw:layer="layout" svg:width="0.215cm" svg:height="0.215cm" draw:transform="rotate (-3.14159265358979) translate (14.512cm 3.7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3.133cm" svg:y="4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4.515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4.523cm 3.7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5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4) translate (14.57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5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29cm" svg:y1="3.665cm" svg:x2="15.57cm" svg:y2="2.858cm">
          <text:p/>
        </draw:line>
        <draw:custom-shape draw:style-name="gr2" draw:text-style-name="P2" draw:layer="layout" svg:width="0.215cm" svg:height="0.215cm" draw:transform="rotate (-3.14159265358979) translate (15.685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06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23cm" svg:y="3.5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2.75639848767464) translate (14.578cm 3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3cm" svg:y="3.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37cm" svg:y1="3.665cm" svg:x2="15.578cm" svg:y2="2.858cm">
          <text:p/>
        </draw:lin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svg:x="14.314cm" svg:y="3.5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8cm" svg:y1="2.858cm" svg:x2="15.741cm" svg:y2="6.46cm">
          <text:p/>
        </draw:line>
        <draw:custom-shape draw:style-name="gr2" draw:text-style-name="P2" draw:layer="layout" svg:width="0.215cm" svg:height="0.216cm" draw:transform="rotate (-3.14159265358979) translate (15.763cm 5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5.763cm 4.0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-3.14159265358979) translate (6.302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6.126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19cm" svg:y1="1.555cm" svg:x2="6.182cm" svg:y2="5.157cm">
          <text:p/>
        </draw:line>
        <draw:custom-shape draw:style-name="gr2" draw:text-style-name="P2" draw:layer="layout" svg:width="0.215cm" svg:height="0.216cm" draw:transform="rotate (-3.14159265358979) translate (6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6.2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6.303cm 5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2cm" svg:y1="1.555cm" svg:x2="12.086cm" svg:y2="5.274cm">
          <text:p/>
        </draw:line>
        <draw:custom-shape draw:style-name="gr2" draw:text-style-name="P2" draw:layer="layout" svg:width="0.216cm" svg:height="0.216cm" svg:x="11.964cm" svg:y="5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8.004cm 2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8.2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0.1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7cm" svg:y1="5.344cm" svg:x2="5.968cm" svg:y2="1.535cm">
          <text:p text:style-name="P2"><text:s text:c="5"/></text:p>
        </draw:lin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168cm" svg:y1="5.345cm" svg:x2="5.969cm" svg:y2="1.536cm">
          <text:p text:style-name="P2"><text:s text:c="5"/></text:p>
        </draw:line>
        <draw:custom-shape draw:style-name="gr3" draw:text-style-name="P3" draw:layer="layout" svg:width="0.216cm" svg:height="0.216cm" svg:x="1.061cm" svg:y="5.25cm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.904cm 4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4.504cm 4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4.5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551cm" svg:y1="9.695cm" svg:x2="19.623cm" svg:y2="9.695cm">
          <text:p/>
        </draw:line>
        <draw:custom-shape draw:style-name="gr2" draw:text-style-name="P2" draw:layer="layout" svg:width="0.216cm" svg:height="0.215cm" draw:transform="rotate (-3.14159265358979) translate (21.551cm 9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5cm" svg:height="0.217cm" draw:transform="rotate (-3.14159265358979) translate (19.73cm 9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263cm" svg:y1="9.695cm" svg:x2="21.335cm" svg:y2="9.695cm">
          <text:p/>
        </draw:line>
        <draw:custom-shape draw:style-name="gr2" draw:text-style-name="P2" draw:layer="layout" svg:width="0.216cm" svg:height="0.215cm" draw:transform="rotate (-3.14159265358979) translate (23.3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5.191cm" svg:y1="9.695cm" svg:x2="23.263cm" svg:y2="9.695cm">
          <text:p/>
        </draw:line>
        <draw:custom-shape draw:style-name="gr2" draw:text-style-name="P2" draw:layer="layout" svg:width="0.216cm" svg:height="0.215cm" draw:transform="rotate (-3.14159265358979) translate (21.551cm 9.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3.3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5.146cm" svg:y1="14.732cm" svg:x2="25.191cm" svg:y2="9.695cm">
          <text:p text:style-name="P2"><text:s text:c="12"/></text:p>
        </draw:line>
        <draw:line draw:style-name="gr4" draw:text-style-name="P4" draw:layer="layout" svg:x1="25.191cm" svg:y1="14.732cm" svg:x2="19.861cm" svg:y2="11.804cm">
          <text:p text:style-name="P2"><text:s text:c="12"/></text:p>
        </draw:lin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5.146cm" svg:y1="9.695cm" svg:x2="19.861cm" svg:y2="11.804cm">
          <text:p text:style-name="P2"><text:s text:c="12"/></text:p>
        </draw:lin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657cm 11.2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969cm 11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3.457cm 10.5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557cm 10.5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3.4cm 12.2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5.146cm" svg:y1="14.732cm" svg:x2="18.593cm" svg:y2="14.894cm">
          <text:p text:style-name="P2"><text:s text:c="12"/></text:p>
        </draw:line>
        <draw:custom-shape draw:style-name="gr2" draw:text-style-name="P2" draw:layer="layout" svg:width="0.216cm" svg:height="0.215cm" draw:transform="rotate (-3.14159265358979) translate (25.257cm 13.2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11.4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4" draw:layer="layout" svg:x1="25.147cm" svg:y1="9.696cm" svg:x2="19.862cm" svg:y2="11.805cm">
          <text:p text:style-name="P2"><text:s text:c="12"/></text:p>
        </draw:line>
        <draw:custom-shape draw:style-name="gr2" draw:text-style-name="P2" draw:layer="layout" svg:width="0.216cm" svg:height="0.215cm" draw:transform="rotate (-3.14159265358979) translate (23.457cm 10.5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657cm 11.2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3.397cm 13.78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557cm 12.7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0.778cm 14.98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2.878cm 14.88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15cm" svg:height="0.215cm" draw:transform="rotate (-3.14159265358979) translate (20.897cm 13.78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191cm" svg:y1="9.696cm" svg:x2="19.623cm" svg:y2="7.754cm">
          <text:p/>
        </draw:line>
        <draw:custom-shape draw:style-name="gr2" draw:text-style-name="P2" draw:layer="layout" svg:width="0.216cm" svg:height="0.215cm" draw:transform="rotate (-3.14159265358979) translate (21.531cm 8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3.331cm 9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skewX (0.00925024503556995) rotate (2.8326693759868) translate (19.69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5cm" draw:transform="rotate (-3.14159265358979) translate (21.532cm 9.1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147cm" svg:y1="9.695cm" svg:x2="20.214cm" svg:y2="5.896cm">
          <text:p/>
        </draw:line>
        <draw:custom-shape draw:style-name="gr2" draw:text-style-name="P2" draw:layer="layout" svg:width="0.216cm" svg:height="0.215cm" draw:transform="rotate (-3.14159265358979) translate (25.257cm 9.8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9) rotate (2.8326693759868) translate (21.887cm 7.2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23.583cm 8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skewX (0.00471238898038469) rotate (2.8326693759868) translate (21.687cm 7.8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5.148cm" svg:y1="9.696cm" svg:x2="24.892cm" svg:y2="2.794cm">
          <text:p/>
        </draw:line>
        <draw:line draw:style-name="gr1" draw:text-style-name="P1" draw:layer="layout" svg:x1="24.892cm" svg:y1="2.794cm" svg:x2="20.215cm" svg:y2="5.897cm">
          <text:p/>
        </draw:lin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1.783cm 5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3.383cm 4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3.383cm 6.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5.083cm 5.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16cm" svg:height="0.216cm" draw:transform="rotate (2.8326693759868) translate (25.083cm 7.53cm)">
          <text:p text:style-name="P2"><text:s text:c="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9cm" svg:y1="2.858cm" svg:x2="20.213cm" svg:y2="5.896cm">
          <text:p/>
        </draw:line>
        <draw:custom-shape draw:style-name="gr2" draw:text-style-name="P2" draw:layer="layout" svg:width="0.216cm" svg:height="0.216cm" draw:transform="rotate (2.8326693759868) translate (20.283cm 6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9cm" svg:y1="2.858cm" svg:x2="20.213cm" svg:y2="5.896cm">
          <text:p/>
        </draw:line>
        <draw:line draw:style-name="gr1" draw:text-style-name="P1" draw:layer="layout" svg:x1="6.02cm" svg:y1="1.556cm" svg:x2="15.57cm" svg:y2="2.858cm">
          <text:p/>
        </draw:line>
        <draw:custom-shape draw:style-name="gr2" draw:text-style-name="P2" draw:layer="layout" svg:width="0.215cm" svg:height="0.216cm" draw:transform="rotate (-3.14159265358979) translate (9.3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2.504cm 2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1.204cm 3.2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79cm" svg:y1="2.858cm" svg:x2="24.892cm" svg:y2="2.794cm">
          <text:p/>
        </draw:line>
        <draw:line draw:style-name="gr1" draw:text-style-name="P1" draw:layer="layout" svg:x1="6.02cm" svg:y1="1.556cm" svg:x2="14.224cm" svg:y2="0.254cm">
          <text:p/>
        </draw:line>
        <draw:line draw:style-name="gr1" draw:text-style-name="P1" draw:layer="layout" svg:x1="15.579cm" svg:y1="2.794cm" svg:x2="14.224cm" svg:y2="0.254cm">
          <text:p/>
        </draw:line>
        <draw:line draw:style-name="gr1" draw:text-style-name="P1" draw:layer="layout" svg:x1="15.58cm" svg:y1="2.794cm" svg:x2="18.288cm" svg:y2="0.254cm">
          <text:p/>
        </draw:line>
        <draw:line draw:style-name="gr1" draw:text-style-name="P1" draw:layer="layout" svg:x1="14.224cm" svg:y1="0.254cm" svg:x2="18.288cm" svg:y2="0.254cm">
          <text:p/>
        </draw:line>
        <draw:line draw:style-name="gr1" draw:text-style-name="P1" draw:layer="layout" svg:x1="24.892cm" svg:y1="2.794cm" svg:x2="18.288cm" svg:y2="0.254cm">
          <text:p/>
        </draw:line>
        <draw:custom-shape draw:style-name="gr2" draw:text-style-name="P2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8.757cm 5.0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157cm 3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7.157cm 5.2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8cm" svg:y1="2.858cm" svg:x2="24.893cm" svg:y2="2.794cm">
          <text:p/>
        </draw:line>
        <draw:custom-shape draw:style-name="gr2" draw:text-style-name="P2" draw:layer="layout" svg:width="0.215cm" svg:height="0.215cm" draw:transform="rotate (-3.14159265358979) translate (15.693cm 2.9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2cm" svg:y1="1.556cm" svg:x2="14.224cm" svg:y2="0.254cm">
          <text:p/>
        </draw:line>
        <draw:custom-shape draw:style-name="gr2" draw:text-style-name="P2" draw:layer="layout" svg:width="0.215cm" svg:height="0.215cm" draw:transform="rotate (-3.14159265358979) translate (6.134cm 1.6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1.904cm 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6cm" svg:height="0.216cm" draw:transform="rotate (2.8326693759868) translate (24.983cm 2.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8.604cm 2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0.30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4.8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5.204cm 2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1.604cm 0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8.9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2.104cm 1.5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4.304cm 0.3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593cm 2.0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7.493cm 1.1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8.3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6.004cm 1.1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5.5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5cm" draw:transform="rotate (-3.14159265358979) translate (16.993cm 0.3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2.7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20.304cm 1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15cm" svg:height="0.216cm" draw:transform="rotate (-3.14159265358979) translate (19.404cm 1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1T20:25:23.066541962</dc:date>
    <meta:editing-duration>PT2H15M23S</meta:editing-duration>
    <meta:editing-cycles>13</meta:editing-cycles>
    <meta:generator>LibreOffice/6.4.3.2$Linux_X86_64 LibreOffice_project/40$Build-2</meta:generator>
    <meta:document-statistic meta:object-count="651"/>
  </office:meta>
</office:document-meta>
</file>